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41e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jet que j'aimerais aborder :</text:p>
      <text:p text:style-name="Standard"/>
      <text:p text:style-name="Standard"/>
      <text:p text:style-name="Standard"/>
      <text:p text:style-name="Standard"/>
      <text:p text:style-name="Standard"/>
      <text:p text:style-name="Standard"/>
      <text:p text:style-name="Standard"/>
      <text:p text:style-name="Standard">Scénario</text:p>
      <text:p text:style-name="Standard"/>
      <text:p text:style-name="Standard">Les corps des cavalier de l'apocalypse ont fini par depérire après quelque année de bon et loyaux services il est donc temps pour eux de se retrouver une nouvelle enveloppe charnelle </text:p>
      <text:p text:style-name="Standard"/>
      <text:p text:style-name="Standard">Ces dernier vont devoir tester leur corps, afin de s'assur<text:span text:style-name="T1">er</text:span> de leur fiabilité.</text:p>
      <text:p text:style-name="Standard">vont devoir affronter successivement plusieurs puissant démons</text:p>
      <text:p text:style-name="Standard"/>
      <text:p text:style-name="Standard">Chaque perso aura un pass<text:span text:style-name="T1">é</text:span> qui lui est propre</text:p>
      <text:p text:style-name="Standard"/>
      <text:p text:style-name="Standard">Famine :</text:p>
      <text:p text:style-name="Standard"/>
      <text:p text:style-name="Standard">Famine est un grand artis<text:span text:style-name="T1">t</text:span>e dans l'ame, et il a un jeux d'acteur sans egal en enfer</text:p>
      <text:p text:style-name="Standard">c'est pour cela qu'il adore observer sa future envelope de son vivant, pour l'etudier, pour comprendre sont mode de vie,<text:span text:style-name="T1">s</text:span>es choix, et pouvoir adopter sa personnalité, sur tout la durée ou elle va posseder son corps.</text:p>
      <text:p text:style-name="Standard"/>
      <text:p text:style-name="Standard">Et cette fois <text:span text:style-name="T1">c</text:span>i, c'est un vieu<text:span text:style-name="T1">x</text:span> fermier du nom de Samuel qui fut <text:span text:style-name="T1">s</text:span>a victime.</text:p>
      <text:p text:style-name="Standard"/>
      <text:p text:style-name="Standard">Samuel etait un cliché vivant, un campagnard caractériel et violent coup<text:span text:style-name="T1">é</text:span> de la société</text:p>
      <text:p text:style-name="Standard">il se contentait de faire sont travail, et d'aller jouer et boire avec le peu d'amis qu'il avait</text:p>
      <text:p text:style-name="Standard"/>
      <text:p text:style-name="Standard">quand il s'adressait au gen<text:span text:style-name="T1">s</text:span>, il mâchait un mot sur deux, il parlait vite, et il f<text:span text:style-name="T1">ai</text:span>sait sentir son désengoument quand il s'agissait de s'adresser a d'autre<text:span text:style-name="T1">s</text:span> personne<text:span text:style-name="T1">s</text:span>, borné comme personne, Samuel <text:s/>a fini par provoquer un peu trop la garde de son seigneur, il a fini transperc<text:span text:style-name="T1">é</text:span> par leur<text:span text:style-name="T1">s</text:span> lance<text:span text:style-name="T1">s</text:span> </text:p>
      <text:p text:style-name="Standard"/>
      <text:p text:style-name="Standard">Pestilence :</text:p>
      <text:p text:style-name="Standard"/>
      <text:p text:style-name="Standard"/>
      <text:p text:style-name="Standard"/>
      <text:p text:style-name="Standard">Mort :</text:p>
      <text:p text:style-name="Standard"/>
      <text:p text:style-name="Standard">Daniel, etait a l'origine un <text:span text:style-name="T1">receleur</text:span>, il etait chargé de son vivant de recuper<text:span text:style-name="T1">er</text:span> les production<text:span text:style-name="T1">s</text:span> que les paysan<text:span text:style-name="T1">s</text:span> locaux devai<text:span text:style-name="T1">en</text:span>t a leur roi, froid et executif, Daniel n'avai<text:span text:style-name="T1">t</text:span> pas grand chose a faire de ces semblables, pour lui un humain qu'il soit vivant, ou <text:span text:style-name="T1">la tete </text:span>bout d'une pique, a autant de valeur <text:s/></text:p>
      <text:p text:style-name="Standard"/>
      <text:p text:style-name="Standard">Daniel etait un exécutant, un bon exécutant, les conséquence<text:span text:style-name="T1">s</text:span> et raison<text:span text:style-name="T1">s</text:span> de <text:span text:style-name="T1">se</text:span>s actes lui importait peu, il allait recuper<text:span text:style-name="T1">er</text:span> <text:span text:style-name="T1">s</text:span>es taxes comme on le lui demandait, et il sanctionnait les travailleurs qui manquai<text:span text:style-name="T1">en</text:span>t a leur devoir, les sanction<text:span text:style-name="T1">s</text:span> appliqu<text:span text:style-name="T1">ées</text:span> dépendai<text:span text:style-name="T1">en</text:span>t grandement de son roi</text:p>
      <text:p text:style-name="Standard">mais <text:span text:style-name="T1">M</text:span>ort etait aussi reconnu pour <text:span text:style-name="T1">s</text:span>es talent<text:span text:style-name="T1">s</text:span> de traqueur, quand la rumeur de la présence de <text:span text:style-name="T1">fanatiques</text:span> païen<text:span text:style-name="T1">s</text:span> se f<text:span text:style-name="T1">ai</text:span>sait entendre, Daniel était souvent <text:span text:style-name="T1">appelé</text:span> pour les traquer et les déloger.</text:p>
      <text:p text:style-name="Standard"><text:span text:style-name="T1">S</text:span>on talent a fait sa réputation jusqu'à <text:span text:style-name="T1">S</text:span>atan.</text:p>
      <text:p text:style-name="Standard"/>
      <text:p text:style-name="Standard">Quand l'ame de <text:span text:style-name="T1">Mort</text:span> eu le besoin de se réincarn<text:span text:style-name="T1">er</text:span> , il choisi le corp<text:span text:style-name="T1">s</text:span> de Daniel pour <text:span text:style-name="T1">s</text:span>a <text:span text:style-name="T1">résurrection</text:span></text:p>
      <text:p text:style-name="Standard"><text:soft-page-break/>ce <text:span text:style-name="T1">c</text:span>orp<text:span text:style-name="T1">s</text:span> en pleine fleur de l'age etait deja taill<text:span text:style-name="T1">é</text:span> pour le combat et le meurtre, ironiquement, Danie<text:span text:style-name="T1">l</text:span> <text:s/>fut alors <text:span text:style-name="T1">rappelé</text:span> par <text:span text:style-name="T1">S</text:span>atan, pour <text:span text:style-name="T1">échanger</text:span> sont corps contre une pla<text:span text:style-name="T1">n</text:span>che de choix, en t<text:span text:style-name="T1">a</text:span>nt que gradé de l'armée des enfers</text:p>
      <text:p text:style-name="Standard"/>
      <text:p text:style-name="Standard"/>
      <text:p text:style-name="Standard"/>
      <text:p text:style-name="Standard"/>
      <text:p text:style-name="Standard">War :</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9T09:52:22.393000000</dc:date>
    <meta:generator>LibreOffice/5.0.6.3$Windows_x86 LibreOffice_project/490fc03b25318460cfc54456516ea2519c11d1aa</meta:generator>
    <meta:editing-duration>PT2H25M14S</meta:editing-duration>
    <meta:editing-cycles>142</meta:editing-cycles>
    <meta:document-statistic meta:table-count="0" meta:image-count="0" meta:object-count="0" meta:page-count="2" meta:paragraph-count="23" meta:word-count="425" meta:character-count="2451" meta:non-whitespace-character-count="2041"/>
  </office:meta>
</office:document-meta>
</file>